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adia Code" svg:font-family="'Cascadia Code', 'Droid Sans Mono', monospace, monospace, 'Droid Sans Fallback'"/>
    <style:font-face style:name="Lohit Devanagari1" svg:font-family="'Lohit Devanagari'"/>
    <style:font-face style:name="Menlo" svg:font-family="Menlo, Monaco, 'Courier New', monospace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Verdana1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5, 245, 245)', 'text-decoration-thickness: initial', 'text-decoration-style: initial', 'text-decoration-color: initial', 'display: inline !important', 'float: none'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Liberation Sans" fo:font-size="12pt" fo:letter-spacing="normal" fo:font-style="normal" fo:font-weight="bold" officeooo:rsid="002993cd" officeooo:paragraph-rsid="002993c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variant="normal" fo:text-transform="none" fo:color="#000000" style:font-name="Menlo" fo:font-size="9.75pt" fo:letter-spacing="normal" fo:font-style="normal" fo:font-weight="normal" officeooo:rsid="00346135" officeooo:paragraph-rsid="00346135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variant="normal" fo:text-transform="none" fo:color="#000000" style:font-name="Menlo" fo:font-size="9.75pt" fo:letter-spacing="normal" fo:font-style="normal" fo:font-weight="normal" officeooo:rsid="002bd76a" officeooo:paragraph-rsid="002bd76a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variant="normal" fo:text-transform="none" fo:color="#000000" style:font-name="Menlo" fo:font-size="9.75pt" fo:letter-spacing="normal" fo:font-style="normal" fo:font-weight="normal" officeooo:rsid="0038590c" officeooo:paragraph-rsid="0038590c" style:font-size-asian="12pt" style:font-size-complex="12pt"/>
    </style:style>
    <style:style style:name="P5" style:family="paragraph" style:parent-style-name="Preformatted_20_Text">
      <style:text-properties fo:font-variant="normal" fo:text-transform="none" fo:color="#000000" style:font-name="Menlo" fo:font-size="9.75pt" fo:letter-spacing="normal" fo:font-style="normal" fo:font-weight="normal" officeooo:rsid="002bd76a" officeooo:paragraph-rsid="002bd76a" style:font-weight-asian="bold" style:font-weight-complex="bold"/>
    </style:style>
    <style:style style:name="P6" style:family="paragraph" style:parent-style-name="Preformatted_20_Text">
      <style:text-properties fo:font-variant="normal" fo:text-transform="none" fo:color="#000000" style:font-name="Menlo" fo:font-size="9.75pt" fo:letter-spacing="normal" fo:font-style="normal" fo:font-weight="normal" officeooo:rsid="003dbca1" officeooo:paragraph-rsid="003dbca1" style:font-weight-asian="bold" style:font-weight-complex="bold"/>
    </style:style>
    <style:style style:name="P7" style:family="paragraph" style:parent-style-name="Preformatted_20_Text">
      <style:text-properties fo:color="#000000" style:font-name="Liberation Sans" fo:font-weight="bold" officeooo:rsid="002bd76a" officeooo:paragraph-rsid="002bd76a" style:font-weight-asian="bold" style:font-weight-complex="bold"/>
    </style:style>
    <style:style style:name="P8" style:family="paragraph" style:parent-style-name="Preformatted_20_Text">
      <style:text-properties officeooo:paragraph-rsid="00346135"/>
    </style:style>
    <style:style style:name="P9" style:family="paragraph" style:parent-style-name="Preformatted_20_Text">
      <style:text-properties officeooo:paragraph-rsid="003dbca1"/>
    </style:style>
    <style:style style:name="P10" style:family="paragraph" style:parent-style-name="Standard"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Liberation Sans" fo:font-size="12pt" fo:font-weight="bold" officeooo:rsid="002993cd" officeooo:paragraph-rsid="002993cd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Liberation Sans" fo:font-size="12pt" fo:font-weight="bold" officeooo:rsid="002993cd" officeooo:paragraph-rsid="002ffa48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Liberation Sans" fo:font-size="12pt" fo:font-weight="bold" officeooo:rsid="002bd76a" officeooo:paragraph-rsid="002bd76a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Liberation Sans" fo:font-size="12pt" fo:font-weight="bold" officeooo:rsid="002bd76a" officeooo:paragraph-rsid="002dfe89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Liberation Sans" fo:font-size="12pt" fo:font-weight="bold" officeooo:rsid="002bd76a" officeooo:paragraph-rsid="00346135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Liberation Sans" fo:font-size="12pt" fo:font-weight="bold" officeooo:rsid="002ffa48" officeooo:paragraph-rsid="002ffa48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Liberation Sans" fo:font-size="12pt" fo:font-weight="bold" officeooo:paragraph-rsid="00214b3a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Liberation Sans" fo:font-size="12pt" fo:font-weight="bold" officeooo:paragraph-rsid="002242de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Liberation Sans" fo:font-size="12pt" fo:font-weight="bold" officeooo:rsid="00232630" officeooo:paragraph-rsid="00232630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Liberation Sans" fo:font-size="12pt" fo:font-weight="bold" officeooo:rsid="0023d4f8" officeooo:paragraph-rsid="0023d4f8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Liberation Sans" fo:font-size="12pt" fo:font-weight="bold" officeooo:rsid="00242d66" officeooo:paragraph-rsid="00242d66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Liberation Sans" fo:font-size="12pt" fo:font-weight="bold" officeooo:rsid="00242d66" officeooo:paragraph-rsid="00280373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Liberation Sans" fo:font-size="12pt" fo:font-weight="bold" officeooo:rsid="00251e73" officeooo:paragraph-rsid="00251e73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Liberation Sans" fo:font-size="12pt" fo:font-weight="bold" officeooo:rsid="0026e234" officeooo:paragraph-rsid="0026e234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Liberation Sans" fo:font-size="12pt" fo:font-weight="bold" officeooo:rsid="0030d644" officeooo:paragraph-rsid="0030d644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Liberation Sans" fo:font-size="12pt" fo:font-weight="bold" officeooo:rsid="002a7043" officeooo:paragraph-rsid="002a7043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style:font-name="Liberation Sans" fo:font-size="12pt" fo:font-weight="bold" officeooo:rsid="001aa35b" officeooo:paragraph-rsid="001bce4e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Liberation Sans" fo:font-size="12pt" fo:font-weight="bold" officeooo:rsid="001bce4e" officeooo:paragraph-rsid="001bce4e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Liberation Sans" fo:font-size="12pt" fo:font-weight="bold" officeooo:rsid="001cf895" officeooo:paragraph-rsid="001cf895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style:font-name="Liberation Sans" fo:font-size="12pt" fo:font-weight="bold" officeooo:rsid="001ed2c8" officeooo:paragraph-rsid="001cf895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Liberation Sans" fo:font-size="12pt" fo:font-weight="bold" officeooo:rsid="00346135" officeooo:paragraph-rsid="00346135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Liberation Sans" fo:font-size="12pt" fo:font-weight="normal" officeooo:rsid="002ffa48" officeooo:paragraph-rsid="002ffa48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Liberation Sans" fo:font-size="12pt" fo:font-weight="normal" officeooo:rsid="00232630" officeooo:paragraph-rsid="00232630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Liberation Sans" fo:font-size="12pt" fo:font-weight="normal" officeooo:rsid="0023d4f8" officeooo:paragraph-rsid="0023d4f8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Liberation Sans" fo:font-size="12pt" fo:font-weight="normal" officeooo:rsid="00242d66" officeooo:paragraph-rsid="00242d66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Liberation Sans" fo:font-size="12pt" fo:font-weight="normal" officeooo:rsid="00251e73" officeooo:paragraph-rsid="00251e73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Liberation Sans" fo:font-size="12pt" fo:font-weight="normal" officeooo:rsid="0026e234" officeooo:paragraph-rsid="0026e234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Liberation Sans" fo:font-size="12pt" fo:font-weight="normal" officeooo:rsid="00285bc2" officeooo:paragraph-rsid="00285bc2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Liberation Sans" fo:font-size="12pt" fo:font-weight="normal" officeooo:rsid="002993cd" officeooo:paragraph-rsid="002993cd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style:font-name="Liberation Sans" fo:font-size="12pt" fo:font-weight="normal" officeooo:rsid="002a7043" officeooo:paragraph-rsid="002a7043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style:font-name="Liberation Sans" fo:font-size="12pt" fo:font-weight="normal" officeooo:rsid="002dfe89" officeooo:paragraph-rsid="002dfe89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Liberation Sans" fo:font-size="12pt" fo:font-weight="normal" officeooo:rsid="001ed2c8" officeooo:paragraph-rsid="001cf895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Liberation Sans" fo:font-size="12pt" fo:font-weight="normal" officeooo:rsid="001ed2c8" officeooo:paragraph-rsid="001ef592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Liberation Sans" fo:font-size="12pt" style:text-underline-style="solid" style:text-underline-width="auto" style:text-underline-color="font-color" fo:font-weight="normal" officeooo:rsid="002bd76a" officeooo:paragraph-rsid="002bd76a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Liberation Sans" fo:font-size="12pt" style:font-size-asian="12pt" style:font-size-complex="12pt"/>
    </style:style>
    <style:style style:name="P46" style:family="paragraph" style:parent-style-name="Standard">
      <style:text-properties fo:color="#000000" style:font-name="Liberation Sans" fo:font-size="12pt" officeooo:rsid="0019764c" officeooo:paragraph-rsid="0019764c" style:font-size-asian="12pt" style:font-size-complex="12pt"/>
    </style:style>
    <style:style style:name="P47" style:family="paragraph" style:parent-style-name="Standard">
      <style:text-properties fo:color="#000000" style:font-name="Liberation Sans" fo:font-size="12pt" officeooo:rsid="0019764c" officeooo:paragraph-rsid="001aa35b" style:font-size-asian="12pt" style:font-size-complex="12pt"/>
    </style:style>
    <style:style style:name="P48" style:family="paragraph" style:parent-style-name="Standard">
      <style:text-properties fo:color="#000000" style:font-name="Liberation Sans" fo:font-size="12pt" officeooo:rsid="001bce4e" officeooo:paragraph-rsid="001bce4e" style:font-size-asian="12pt" style:font-size-complex="12pt"/>
    </style:style>
    <style:style style:name="P49" style:family="paragraph" style:parent-style-name="Standard">
      <style:text-properties fo:color="#000000" style:font-name="Liberation Sans" fo:font-size="12pt" officeooo:rsid="001cf895" officeooo:paragraph-rsid="001cf895" style:font-size-asian="12pt" style:font-size-complex="12pt"/>
    </style:style>
    <style:style style:name="P50" style:family="paragraph" style:parent-style-name="Standard">
      <style:text-properties fo:color="#000000" style:font-name="Liberation Sans" fo:font-size="12pt" officeooo:paragraph-rsid="001bce4e" style:font-size-asian="12pt" style:font-size-complex="12pt"/>
    </style:style>
    <style:style style:name="P51" style:family="paragraph" style:parent-style-name="Standard">
      <style:text-properties fo:color="#000000" style:font-name="Liberation Sans" fo:font-size="12pt" style:font-size-asian="12pt" style:font-size-complex="12pt" loext:padding="0.049cm" loext:border="0.06pt solid #e1e5eb"/>
    </style:style>
    <style:style style:name="P52" style:family="paragraph" style:parent-style-name="Standard">
      <style:text-properties fo:color="#000000" style:font-name="Liberation Sans" fo:font-size="12pt" officeooo:paragraph-rsid="0030d644" style:font-size-asian="12pt" style:font-size-complex="12pt"/>
    </style:style>
    <style:style style:name="P53" style:family="paragraph" style:parent-style-name="Standard">
      <style:text-properties fo:color="#000000" style:font-name="Liberation Sans" fo:font-size="12pt" officeooo:rsid="0032b731" officeooo:paragraph-rsid="0032b731" style:font-size-asian="12pt" style:font-size-complex="12pt"/>
    </style:style>
    <style:style style:name="P54" style:family="paragraph" style:parent-style-name="Standard">
      <style:text-properties fo:color="#000000" style:font-name="Liberation Sans" fo:font-size="12pt" officeooo:paragraph-rsid="0032b731" style:font-size-asian="12pt" style:font-size-complex="12pt"/>
    </style:style>
    <style:style style:name="P55" style:family="paragraph" style:parent-style-name="Standard">
      <style:text-properties fo:color="#000000" style:font-name="Liberation Sans" fo:font-size="12pt" officeooo:rsid="0030d644" officeooo:paragraph-rsid="0030d644" style:font-size-asian="12pt" style:font-size-complex="12pt"/>
    </style:style>
    <style:style style:name="P56" style:family="paragraph" style:parent-style-name="Standard">
      <style:text-properties fo:color="#000000" style:font-name="Liberation Sans" fo:font-size="12pt" officeooo:rsid="0038590c" officeooo:paragraph-rsid="0038590c" style:font-size-asian="12pt" style:font-size-complex="12pt"/>
    </style:style>
    <style:style style:name="P57" style:family="paragraph" style:parent-style-name="Standard">
      <style:text-properties fo:color="#000000" style:font-name="Liberation Sans" fo:font-size="12pt" officeooo:rsid="0038590c" officeooo:paragraph-rsid="003ae3e7" style:font-size-asian="12pt" style:font-size-complex="12pt"/>
    </style:style>
    <style:style style:name="P58" style:family="paragraph" style:parent-style-name="Standard">
      <style:text-properties fo:color="#000000" style:font-name="Liberation Sans" fo:font-size="12pt" officeooo:rsid="00396696" officeooo:paragraph-rsid="00396696" style:font-size-asian="12pt" style:font-size-complex="12pt"/>
    </style:style>
    <style:style style:name="P59" style:family="paragraph" style:parent-style-name="Standard">
      <style:text-properties fo:color="#000000" style:font-name="Liberation Sans" fo:font-size="12pt" officeooo:rsid="003c215b" officeooo:paragraph-rsid="003c215b" style:font-size-asian="12pt" style:font-size-complex="12pt"/>
    </style:style>
    <style:style style:name="P60" style:family="paragraph" style:parent-style-name="Standard">
      <style:text-properties fo:color="#000000" style:font-name="Liberation Sans" fo:font-weight="bold" officeooo:rsid="002bd76a" officeooo:paragraph-rsid="00346135" style:font-weight-asian="bold" style:font-weight-complex="bold"/>
    </style:style>
    <style:style style:name="P61" style:family="paragraph" style:parent-style-name="Standard">
      <style:text-properties fo:color="#000000" style:font-name="Liberation Sans" fo:font-weight="bold" officeooo:rsid="002bd76a" officeooo:paragraph-rsid="002bd76a" style:font-weight-asian="bold" style:font-weight-complex="bold"/>
    </style:style>
    <style:style style:name="P62" style:family="paragraph" style:parent-style-name="Standard">
      <style:text-properties fo:color="#000000" style:font-name="Liberation Sans" fo:font-weight="bold" officeooo:rsid="003d1215" officeooo:paragraph-rsid="003d1215" style:font-weight-asian="bold" style:font-weight-complex="bold"/>
    </style:style>
    <style:style style:name="P63" style:family="paragraph" style:parent-style-name="Standard">
      <style:text-properties officeooo:paragraph-rsid="0030d644"/>
    </style:style>
    <style:style style:name="P64" style:family="paragraph" style:parent-style-name="Standard">
      <style:text-properties officeooo:paragraph-rsid="0032b731"/>
    </style:style>
    <style:style style:name="P65" style:family="paragraph" style:parent-style-name="Standard">
      <style:text-properties officeooo:paragraph-rsid="00346135"/>
    </style:style>
    <style:style style:name="P66" style:family="paragraph" style:parent-style-name="Standard">
      <style:text-properties officeooo:paragraph-rsid="00355dd3"/>
    </style:style>
    <style:style style:name="P67" style:family="paragraph" style:parent-style-name="Standard">
      <style:text-properties officeooo:paragraph-rsid="0035d7f4"/>
    </style:style>
    <style:style style:name="P68" style:family="paragraph" style:parent-style-name="Standard">
      <style:text-properties officeooo:paragraph-rsid="0038590c"/>
    </style:style>
    <style:style style:name="P69" style:family="paragraph" style:parent-style-name="Standard">
      <style:text-properties officeooo:paragraph-rsid="00396696"/>
    </style:style>
    <style:style style:name="P70" style:family="paragraph" style:parent-style-name="Standard">
      <style:text-properties officeooo:paragraph-rsid="003ae3e7"/>
    </style:style>
    <style:style style:name="P71" style:family="paragraph" style:parent-style-name="Standard">
      <style:text-properties officeooo:paragraph-rsid="003c215b"/>
    </style:style>
    <style:style style:name="P72" style:family="paragraph" style:parent-style-name="Standard">
      <style:text-properties officeooo:paragraph-rsid="003c2972"/>
    </style:style>
    <style:style style:name="P73" style:family="paragraph" style:parent-style-name="Standard">
      <style:text-properties officeooo:paragraph-rsid="003d1215"/>
    </style:style>
    <style:style style:name="P74" style:family="paragraph" style:parent-style-name="Preformatted_20_Text">
      <style:text-properties fo:color="#000000" style:font-name="Liberation Sans" fo:font-weight="bold" officeooo:rsid="002bd76a" officeooo:paragraph-rsid="002bd76a" style:font-weight-asian="bold" style:font-weight-complex="bold"/>
    </style:style>
    <style:style style:name="P75" style:family="paragraph" style:parent-style-name="Preformatted_20_Text">
      <style:text-properties fo:color="#000000" style:font-name="Liberation Sans" fo:font-weight="bold" officeooo:rsid="00410859" officeooo:paragraph-rsid="00410859" style:font-weight-asian="bold" style:font-weight-complex="bold"/>
    </style:style>
    <style:style style:name="P76" style:family="paragraph" style:parent-style-name="Preformatted_20_Text">
      <style:text-properties fo:font-variant="normal" fo:text-transform="none" fo:color="#000000" style:font-name="Menlo" fo:font-size="9.75pt" fo:letter-spacing="normal" fo:font-style="normal" fo:font-weight="normal" officeooo:rsid="002bd76a" officeooo:paragraph-rsid="002bd76a" style:font-weight-asian="bold" style:font-weight-complex="bold"/>
    </style:style>
    <style:style style:name="P77" style:family="paragraph" style:parent-style-name="Preformatted_20_Text">
      <style:text-properties officeooo:paragraph-rsid="00410859"/>
    </style:style>
    <style:style style:name="P78" style:family="paragraph" style:parent-style-name="Standard">
      <style:text-properties fo:color="#212529" style:font-name="Verdana1" officeooo:paragraph-rsid="0038590c"/>
    </style:style>
    <style:style style:name="P79" style:family="paragraph" style:parent-style-name="Standard">
      <style:text-properties fo:color="#212529" style:font-name="Verdana1" officeooo:paragraph-rsid="003c2972"/>
    </style:style>
    <style:style style:name="P80" style:family="paragraph" style:parent-style-name="Standard">
      <style:text-properties fo:color="#000000" style:font-name="Liberation Sans" fo:font-size="12pt" officeooo:paragraph-rsid="0032b731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loext:padding="0.049cm" loext:border="0.06pt solid #e1e5eb"/>
    </style:style>
    <style:style style:name="T3" style:family="text">
      <style:text-properties officeooo:rsid="0019764c"/>
    </style:style>
    <style:style style:name="T4" style:family="text">
      <style:text-properties officeooo:rsid="001aa35b"/>
    </style:style>
    <style:style style:name="T5" style:family="text">
      <style:text-properties style:text-underline-style="solid" style:text-underline-width="auto" style:text-underline-color="font-color" officeooo:rsid="001aa35b"/>
    </style:style>
    <style:style style:name="T6" style:family="text">
      <style:text-properties officeooo:rsid="001cf89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ed2c8" style:font-weight-asian="normal" style:font-weight-complex="normal"/>
    </style:style>
    <style:style style:name="T9" style:family="text">
      <style:text-properties fo:font-weight="normal" officeooo:rsid="001ef592" style:font-weight-asian="normal" style:font-weight-complex="normal"/>
    </style:style>
    <style:style style:name="T10" style:family="text">
      <style:text-properties fo:font-weight="normal" officeooo:rsid="002bd76a" style:font-weight-asian="normal" style:font-weight-complex="normal"/>
    </style:style>
    <style:style style:name="T11" style:family="text">
      <style:text-properties fo:font-weight="normal" officeooo:rsid="002c5b0f" style:font-weight-asian="normal" style:font-weight-complex="normal"/>
    </style:style>
    <style:style style:name="T12" style:family="text">
      <style:text-properties officeooo:rsid="001ef592"/>
    </style:style>
    <style:style style:name="T13" style:family="text">
      <style:text-properties officeooo:rsid="001f0131"/>
    </style:style>
    <style:style style:name="T14" style:family="text">
      <style:text-properties officeooo:rsid="00214b3a"/>
    </style:style>
    <style:style style:name="T15" style:family="text">
      <style:text-properties officeooo:rsid="002242de"/>
    </style:style>
    <style:style style:name="T16" style:family="text">
      <style:text-properties fo:color="#000000" style:font-name="Liberation Sans" fo:font-size="12pt" fo:font-weight="bold" officeooo:rsid="0030d644" style:font-size-asian="12pt" style:font-weight-asian="bold" style:font-size-complex="12pt" style:font-weight-complex="bold"/>
    </style:style>
    <style:style style:name="T17" style:family="text">
      <style:text-properties fo:color="#000000" style:font-name="Liberation Sans" fo:font-size="12pt" fo:font-weight="bold" officeooo:rsid="00346135" style:font-size-asian="12pt" style:font-weight-asian="bold" style:font-size-complex="12pt" style:font-weight-complex="bold"/>
    </style:style>
    <style:style style:name="T18" style:family="text">
      <style:text-properties fo:color="#000000" style:font-name="Liberation Sans" fo:font-size="12pt" fo:font-weight="bold" officeooo:rsid="00346135" style:font-size-asian="12pt" style:font-weight-asian="bold" style:font-size-complex="12pt" style:font-weight-complex="bold" loext:padding="0.049cm" loext:border="0.06pt solid #e1e5eb"/>
    </style:style>
    <style:style style:name="T19" style:family="text">
      <style:text-properties fo:color="#000000" style:font-name="Liberation Sans" fo:font-size="12pt" fo:font-weight="bold" officeooo:rsid="00355dd3" style:font-size-asian="12pt" style:font-weight-asian="bold" style:font-size-complex="12pt" style:font-weight-complex="bold"/>
    </style:style>
    <style:style style:name="T20" style:family="text">
      <style:text-properties fo:color="#000000" style:font-name="Liberation Sans" fo:font-size="12pt" fo:font-weight="bold" officeooo:rsid="0035d7f4" style:font-size-asian="12pt" style:font-weight-asian="bold" style:font-size-complex="12pt" style:font-weight-complex="bold"/>
    </style:style>
    <style:style style:name="T21" style:family="text">
      <style:text-properties fo:color="#000000" style:font-name="Liberation Sans" fo:font-size="12pt" fo:font-weight="bold" officeooo:rsid="0038590c" style:font-size-asian="12pt" style:font-weight-asian="bold" style:font-size-complex="12pt" style:font-weight-complex="bold"/>
    </style:style>
    <style:style style:name="T22" style:family="text">
      <style:text-properties fo:color="#000000" style:font-name="Liberation Sans" fo:font-size="12pt" fo:font-weight="bold" style:font-size-asian="12pt" style:font-size-complex="12pt" loext:padding="0.049cm" loext:border="0.06pt solid #e1e5eb"/>
    </style:style>
    <style:style style:name="T23" style:family="text">
      <style:text-properties fo:color="#000000" style:font-name="Liberation Sans" fo:font-size="12pt" style:font-size-asian="12pt" style:font-size-complex="12pt"/>
    </style:style>
    <style:style style:name="T24" style:family="text">
      <style:text-properties fo:color="#000000" style:font-name="Liberation Sans" fo:font-size="12pt" style:font-size-asian="12pt" style:font-size-complex="12pt" loext:padding="0.049cm" loext:border="0.06pt solid #e1e5eb"/>
    </style:style>
    <style:style style:name="T25" style:family="text">
      <style:text-properties fo:color="#000000" style:font-name="Liberation Sans" fo:font-size="12pt" officeooo:rsid="0030d644" style:font-size-asian="12pt" style:font-size-complex="12pt"/>
    </style:style>
    <style:style style:name="T26" style:family="text">
      <style:text-properties fo:color="#000000" style:font-name="Liberation Sans" fo:font-size="12pt" officeooo:rsid="0032b731" style:font-size-asian="12pt" style:font-size-complex="12pt"/>
    </style:style>
    <style:style style:name="T27" style:family="text">
      <style:text-properties fo:color="#000000" style:font-name="Liberation Sans" fo:font-size="12pt" officeooo:rsid="0038590c" style:font-size-asian="12pt" style:font-size-complex="12pt"/>
    </style:style>
    <style:style style:name="T28" style:family="text">
      <style:text-properties fo:color="#000000" style:font-name="Liberation Sans" fo:font-size="12pt" officeooo:rsid="00396696" style:font-size-asian="12pt" style:font-size-complex="12pt"/>
    </style:style>
    <style:style style:name="T29" style:family="text">
      <style:text-properties fo:color="#000000" style:font-name="Liberation Sans" fo:font-size="12pt" officeooo:rsid="003ae3e7" style:font-size-asian="12pt" style:font-size-complex="12pt"/>
    </style:style>
    <style:style style:name="T30" style:family="text">
      <style:text-properties fo:color="#000000" style:font-name="Liberation Sans" fo:font-size="12pt" officeooo:rsid="003c215b" style:font-size-asian="12pt" style:font-size-complex="12pt"/>
    </style:style>
    <style:style style:name="T31" style:family="text">
      <style:text-properties fo:color="#000000" style:font-name="Liberation Sans" fo:font-weight="bold" officeooo:rsid="003c2972" style:font-weight-asian="bold" style:font-weight-complex="bold"/>
    </style:style>
    <style:style style:name="T32" style:family="text">
      <style:text-properties fo:color="#000000" style:font-name="Liberation Sans" fo:font-weight="bold" officeooo:rsid="003d1215" style:font-weight-asian="bold" style:font-weight-complex="bold"/>
    </style:style>
    <style:style style:name="T33" style:family="text">
      <style:text-properties fo:color="#000000" style:font-name="Liberation Sans" fo:font-weight="bold" officeooo:rsid="00410859" style:font-weight-asian="bold" style:font-weight-complex="bold"/>
    </style:style>
    <style:style style:name="T34" style:family="text">
      <style:text-properties officeooo:rsid="00250672"/>
    </style:style>
    <style:style style:name="T35" style:family="text">
      <style:text-properties officeooo:rsid="00285bc2"/>
    </style:style>
    <style:style style:name="T36" style:family="text">
      <style:text-properties fo:font-variant="normal" fo:text-transform="none" fo:color="#e83e8c" style:font-name="SFMono-Regular1" fo:font-size="10.5pt" fo:letter-spacing="normal" fo:font-style="normal" fo:font-weight="normal" loext:padding="0.049cm" loext:border="0.06pt solid #e1e5eb"/>
    </style:style>
    <style:style style:name="T37" style:family="text">
      <style:text-properties fo:font-variant="normal" fo:text-transform="none" style:font-name="Liberation Sans" fo:font-size="12pt" fo:letter-spacing="normal" fo:font-style="normal" fo:font-weight="normal" officeooo:rsid="0032b731" style:font-size-asian="12pt" style:font-size-complex="12pt" loext:padding="0.049cm" loext:border="0.06pt solid #e1e5eb"/>
    </style:style>
    <style:style style:name="T38" style:family="text">
      <style:text-properties fo:font-variant="normal" fo:text-transform="none" style:font-name="Liberation Sans" fo:letter-spacing="normal" fo:font-style="normal" fo:font-weight="normal" loext:padding="0.049cm" loext:border="0.06pt solid #e1e5eb"/>
    </style:style>
    <style:style style:name="T39" style:family="text">
      <style:text-properties fo:font-variant="normal" fo:text-transform="none" style:font-name="Liberation Sans" fo:letter-spacing="normal" fo:font-style="normal" fo:font-weight="normal" officeooo:rsid="0032b731" loext:padding="0.049cm" loext:border="0.06pt solid #e1e5eb"/>
    </style:style>
    <style:style style:name="T40" style:family="text"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 loext:padding="0.049cm" loext:border="0.06pt solid #e1e5eb"/>
    </style:style>
    <style:style style:name="T41" style:family="text">
      <style:text-properties fo:font-variant="normal" fo:text-transform="none" fo:color="#000000" style:font-name="Menlo" fo:font-size="9.75pt" fo:letter-spacing="normal" fo:font-style="normal" fo:font-weight="normal" officeooo:rsid="00346135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font-name="Menlo" fo:font-size="9.75pt" fo:letter-spacing="normal" fo:font-style="normal" fo:font-weight="normal" officeooo:rsid="003dbca1" style:font-weight-asian="bold" style:font-weight-complex="bold"/>
    </style:style>
    <style:style style:name="T43" style:family="text">
      <style:text-properties fo:font-variant="normal" fo:text-transform="none" fo:color="#3d495c" style:font-name="SFMono-Regular1" fo:font-size="10.5pt" fo:letter-spacing="normal" fo:font-style="normal" fo:font-weight="normal" loext:padding="0.049cm" loext:border="0.06pt solid #e1e5eb"/>
    </style:style>
    <style:style style:name="T44" style:family="text">
      <style:text-properties fo:font-variant="normal" fo:text-transform="none" fo:color="#3d495c" style:font-name="Verdana" fo:font-size="10.5pt" fo:letter-spacing="normal" fo:font-style="normal" fo:font-weight="normal" loext:padding="0.049cm" loext:border="0.06pt solid #e1e5eb"/>
    </style:style>
    <style:style style:name="T4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6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47" style:family="text">
      <style:text-properties fo:color="#e83e8c" style:font-name="SFMono-Regular1" fo:font-size="10.5pt" loext:padding="0.049cm" loext:border="0.06pt solid #e1e5eb"/>
    </style:style>
    <style:style style:name="T48" style:family="text">
      <style:text-properties fo:color="#e83e8c" style:font-name="SFMono-Regular1" fo:font-size="10.5pt" fo:font-weight="bold" officeooo:rsid="00346135" style:font-size-asian="12pt" style:font-weight-asian="bold" style:font-size-complex="12pt" style:font-weight-complex="bold" loext:padding="0.049cm" loext:border="0.06pt solid #e1e5eb"/>
    </style:style>
    <style:style style:name="T49" style:family="text">
      <style:text-properties fo:color="#212529"/>
    </style:style>
    <style:style style:name="T50" style:family="text">
      <style:text-properties fo:color="#212529" style:font-name="Verdana1"/>
    </style:style>
    <style:style style:name="T51" style:family="text">
      <style:text-properties officeooo:rsid="0032b731"/>
    </style:style>
    <style:style style:name="T52" style:family="text">
      <style:text-properties loext:padding="0.049cm" loext:border="0.06pt solid #e1e5eb"/>
    </style:style>
    <style:style style:name="T53" style:family="text">
      <style:text-properties fo:color="#3d495c"/>
    </style:style>
    <style:style style:name="T54" style:family="text">
      <style:text-properties fo:color="#3d495c" style:font-name="Verdana"/>
    </style:style>
    <style:style style:name="T55" style:family="text">
      <style:text-properties officeooo:rsid="003e8737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1. retorna quantos restaurantes não possuem avaliação menor ou igual a 5. <text:s/>També<text:span text:style-name="T4">m</text:span> retorna os restaurantes que não possuem o campo rating.</text:p>
      <text:p text:style-name="P46"/>
      <text:p text:style-name="P10">db.restaurants.find({ rating: {$not: {$lte: 5}}}).pretty().<text:span text:style-name="T3">count()</text:span>;</text:p>
      <text:p text:style-name="P45"/>
      <text:p text:style-name="P45"/>
      <text:p text:style-name="P47">2. <text:span text:style-name="T4">retorna quantos restaurantes </text:span>possuem avaliação m<text:span text:style-name="T4">aior</text:span> ou igual a <text:span text:style-name="T4">6 </text:span><text:span text:style-name="T5">OU</text:span><text:span text:style-name="T4"> estão no bairro Brooklyn</text:span>. </text:p>
      <text:p text:style-name="P45"/>
      <text:p text:style-name="P27">db.restaurants.find({ $or: [{rating: {$gte: 6}},{borough: "Brooklyn"}]}).count();</text:p>
      <text:p text:style-name="P45"/>
      <text:p text:style-name="P48">3. Retorna quantos restaurantes localizados nos bairros "Queens", "State Island", "Brooklyn" possuem rating maior que 4.</text:p>
      <text:p text:style-name="P48"/>
      <text:p text:style-name="P28">db.restaurants.find({$and: [{ borough: {$in: ["Queens", "State Island", "Brooklyn"]}}, {rating: {$gt: 4}}] }).count();</text:p>
      <text:p text:style-name="P28"/>
      <text:p text:style-name="P28">db.restaurants.find({borough: {$in:["Queens", "State Island", "Brooklyn"]}}).count();</text:p>
      <text:p text:style-name="P29"/>
      <text:p text:style-name="P49"><text:span text:style-name="T7">4.</text:span><text:span text:style-name="T1"> </text:span><text:span text:style-name="T7">Retorna </text:span><text:span text:style-name="T8">quantos restaurantes n</text:span><text:span text:style-name="T9">e</text:span><text:span text:style-name="T8">m o campo de avaliação é = 1 nem o campo culinária é = American.</text:span></text:p>
      <text:p text:style-name="P42"/>
      <text:p text:style-name="P30">db.restaurants.find({ $nor: [{rating: { $eq: 1}}, {cuisine: "American"}] }).count();</text:p>
      <text:p text:style-name="P29"/>
      <text:p text:style-name="P43">5. <text:span text:style-name="T6">Retorna </text:span>quantos restaurantes <text:span text:style-name="T12">em que o rating é maior que 6 OU menor que 10 E esteja no bairro Brookl</text:span><text:span text:style-name="T13">yn OU não possuem culinária do tipo Delicatessen.</text:span></text:p>
      <text:p text:style-name="P50"/>
      <text:p text:style-name="P17">db.restaurants.find({</text:p>
      <text:p text:style-name="P17">$and: [</text:p>
      <text:p text:style-name="P18"><text:tab/>{$or: [{rating: {$gt: 6, $l<text:span text:style-name="T14">t</text:span>: 10} <text:span text:style-name="T14">}</text:span>] }, </text:p>
      <text:p text:style-name="P18"><text:tab/>{$or: [{borough: "Brooklyn"}, {cuisine: <text:span text:style-name="T15">{ $ne: </text:span>"Delicatessen"} } ] } </text:p>
      <text:p text:style-name="P18">]</text:p>
      <text:p text:style-name="P18">}).count();</text:p>
      <text:p text:style-name="P18"/>
      <text:p text:style-name="P33">6. retorna todos com altura menor que 180</text:p>
      <text:p text:style-name="P33"/>
      <text:p text:style-name="P19">db.superheroes.find({"aspects.height": {$lt: 180}}).pretty();</text:p>
      <text:p text:style-name="P19"/>
      <text:p text:style-name="P19">db.superheroes.count({ "aspects.height": { $lte: 180 } });</text:p>
      <text:p text:style-name="P19"/>
      <text:p text:style-name="P19"/>
      <text:p text:style-name="P34">7. retorna todos de olhos verdes</text:p>
      <text:p text:style-name="P34"/>
      <text:p text:style-name="P20">db.superheroes.find({ "aspects.eyeColor": "green"});</text:p>
      <text:p text:style-name="P34"/>
      <text:p text:style-name="P34"/>
      <text:p text:style-name="P34">8. retorne 1 de mais de 200 cm.</text:p>
      <text:p text:style-name="P34"/>
      <text:p text:style-name="P20">db.superheroes.findOne({ "aspects.height": { $gte: 200 } });</text:p>
      <text:p text:style-name="P34"/>
      <text:p text:style-name="P34"/>
      <text:p text:style-name="P35">9. retorna o de cabelo preto ou careca.</text:p>
      <text:p text:style-name="P35"><text:soft-page-break/></text:p>
      <text:p text:style-name="P21">db.superheroes.find({"aspects.hairColor": {$in: ["black", "No Hair"]}})</text:p>
      <text:p text:style-name="P21"/>
      <text:p text:style-name="P35">10. retorna o que não tem de cabelo preto e careca.</text:p>
      <text:p text:style-name="P35"/>
      <text:p text:style-name="P21">db.superheroes.find({"aspects.hairColor": {$nin: ["black", "No Hair"]}}).pretty()</text:p>
      <text:p text:style-name="P35"/>
      <text:p text:style-name="P35">11. retorne o total de quem não tem <text:s/><text:span text:style-name="T34">mais que </text:span>180cm.</text:p>
      <text:p text:style-name="P35"/>
      <text:p text:style-name="P21">db.superheroes.find({"aspects.height": { $not: {$gt: 180}}}).count();</text:p>
      <text:p text:style-name="P35"/>
      <text:p text:style-name="P36">12. retorne os que não são humanos e não tem mais que 180cm.</text:p>
      <text:p text:style-name="P36"/>
      <text:p text:style-name="P23">db.superheroes.find({$nor: [ {race: "Human"}, {"aspects.height": {$gt: 180}} ]}).pretty()</text:p>
      <text:p text:style-name="P36"/>
      <text:p text:style-name="P37">13. retorne todos que tiverem ou 180cm ou 200com E publisher pela Marvel Comics.</text:p>
      <text:p text:style-name="P37"/>
      <text:p text:style-name="P24">db.superheroes.find({ $and:[ {$or: [{ "aspects.height": 180 }, { "aspects.height": 200 }]}, {publisher: "Marvel Comics"} ]}).pretty();</text:p>
      <text:p text:style-name="P37"/>
      <text:p text:style-name="P37"/>
      <text:p text:style-name="P38">14. retorne todos que medirentem entre 180cm e 200cm, forem humanos ou mutants e não forem publicados pela DC Comics.</text:p>
      <text:p text:style-name="P38"/>
      <text:p text:style-name="P22">db.superheroes.find({</text:p>
      <text:p text:style-name="P22">$and: [ </text:p>
      <text:p text:style-name="P22"><text:tab/>{"aspects.weight": {$gt: 80, $lt: 100}}, </text:p>
      <text:p text:style-name="P22"><text:tab/>{$or: [ {race: "Human"}, {race: "Mutant"} ]}, </text:p>
      <text:p text:style-name="P22"><text:tab/>{publisher: {$n<text:span text:style-name="T35">e</text:span>: "DC Comics"}}]</text:p>
      <text:p text:style-name="P22">}).pretty();</text:p>
      <text:p text:style-name="P35"/>
      <text:p text:style-name="P39">15. Remova apenas um documento publicado pela Sony Pictures</text:p>
      <text:p text:style-name="P39"/>
      <text:p text:style-name="P11">db.superheroes.deleteOne({publisher: "Sony Pictures"});</text:p>
      <text:p text:style-name="P39"/>
      <text:p text:style-name="P39">16. Remova todos documentos publicados por <text:s/>George Lucas.</text:p>
      <text:p text:style-name="P39"/>
      <text:p text:style-name="P11">db.superheroes.deleteMany({publisher: "George Lucas"});</text:p>
      <text:p text:style-name="P11"/>
      <text:p text:style-name="P32">16. Altere o imdbRating para 7.7 no filme Batman.</text:p>
      <text:p text:style-name="P16"/>
      <text:p text:style-name="P16">db.movies.updateOne(</text:p>
      <text:p text:style-name="P16"><text:s text:c="2"/>{ title: "Batman" },</text:p>
      <text:p text:style-name="P16"><text:s text:c="2"/>{ $set: { imdbRating: 7.7 } },</text:p>
      <text:p text:style-name="P16">);</text:p>
      <text:p text:style-name="P11"/>
      <text:p text:style-name="P32">17. Altere o budget para 15 e <text:s/>imdbRating para 5.5 no filme Home Alone.</text:p>
      <text:p text:style-name="P16"/>
      <text:p text:style-name="P16">db.movies.updateOne(</text:p>
      <text:p text:style-name="P16"><text:s text:c="2"/>{ title: "Home Alone"},</text:p>
      <text:p text:style-name="P16"><text:s text:c="2"/>{</text:p>
      <text:p text:style-name="P16"><text:soft-page-break/>set: {</text:p>
      <text:p text:style-name="P16"><text:s text:c="6"/>budget: 15,</text:p>
      <text:p text:style-name="P16"><text:s text:c="6"/>imdbRating: 5.5,</text:p>
      <text:p text:style-name="P16"><text:s text:c="4"/>},</text:p>
      <text:p text:style-name="P16"><text:s text:c="2"/>},</text:p>
      <text:p text:style-name="P16">);</text:p>
      <text:p text:style-name="P11"/>
      <text:p text:style-name="P11"/>
      <text:p text:style-name="P32">18.Utilize o operador $max para alterar o imdbRating para 8.6 do filme Godzilla. Além disso, altera a categoria “adventure” para “thriller” do filme Godzilla.</text:p>
      <text:p text:style-name="P16"/>
      <text:p text:style-name="P12">db.movies.updateOne(</text:p>
      <text:p text:style-name="P12"><text:s text:c="2"/>{ title: "Godzilla" },</text:p>
      <text:p text:style-name="P12"><text:s text:c="2"/>{</text:p>
      <text:p text:style-name="P12">max: { imdbRating: 8.6 },</text:p>
      <text:p text:style-name="P12">set: { "category.1": "thriller" },</text:p>
      <text:p text:style-name="P12"><text:s text:c="2"/>},</text:p>
      <text:p text:style-name="P12">);</text:p>
      <text:p text:style-name="P11"/>
      <text:p text:style-name="P11"/>
      <text:p text:style-name="P63"><text:span text:style-name="T16">19. </text:span><text:span text:style-name="T24">Utilizando o operador </text:span><text:span text:style-name="Source_20_Text"><text:span text:style-name="T24">$currentDate</text:span></text:span><text:span text:style-name="T24"> , crie um campo chamado </text:span><text:span text:style-name="Source_20_Text"><text:span text:style-name="T24">lastUpdated</text:span></text:span><text:span text:style-name="T24"> com o tipo </text:span><text:span text:style-name="Source_20_Text"><text:span text:style-name="T24">timestamp</text:span></text:span><text:span text:style-name="T24"> no filme </text:span><text:span text:style-name="Source_20_Text"><text:span text:style-name="T24">Home Alone</text:span></text:span><text:span text:style-name="T24"> .</text:span></text:p>
      <text:p text:style-name="P51"/>
      <text:p text:style-name="P25">db.movies.updateOne(</text:p>
      <text:p text:style-name="P25"><text:s text:c="2"/>{ title: "Home Alone" },</text:p>
      <text:p text:style-name="P25"><text:s text:c="2"/>{</text:p>
      <text:p text:style-name="P25">currentDate: {</text:p>
      <text:p text:style-name="P25"><text:s text:c="6"/>lastUpdated: { $type: "timestamp" },</text:p>
      <text:p text:style-name="P25"><text:s text:c="4"/>},</text:p>
      <text:p text:style-name="P25"><text:s text:c="2"/>},</text:p>
      <text:p text:style-name="P25">);</text:p>
      <text:p text:style-name="P25"/>
      <text:p text:style-name="P63"><text:span text:style-name="T16">20. </text:span><text:span text:style-name="T23"> Utilizando uma única operação, crie um campo chamado </text:span><text:span text:style-name="Source_20_Text"><text:span text:style-name="T40">sequels</text:span></text:span><text:span text:style-name="T23"> e atribua a ele o valor </text:span><text:span text:style-name="Source_20_Text"><text:span text:style-name="T40">0</text:span></text:span><text:span text:style-name="T23"> em todos os documentos.</text:span></text:p>
      <text:p text:style-name="P52"/>
      <text:p text:style-name="P52">db.movies.updateMany(</text:p>
      <text:p text:style-name="P52"><text:s text:c="2"/>{},</text:p>
      <text:p text:style-name="P52"><text:s text:c="2"/>{ $set: { sequels: 0 } },</text:p>
      <text:p text:style-name="P52">); </text:p>
      <text:p text:style-name="P11"/>
      <text:p text:style-name="P11"/>
      <text:p text:style-name="P63"><text:span text:style-name="T16">21.</text:span><text:span text:style-name="T23">Utilizando uma única operação, remova os campos </text:span><text:span text:style-name="Source_20_Text"><text:span text:style-name="T40">budget</text:span></text:span><text:span text:style-name="T23"> e </text:span><text:span text:style-name="Source_20_Text"><text:span text:style-name="T40">estimatedBudget</text:span></text:span><text:span text:style-name="T23"> em todos os documentos.</text:span></text:p>
      <text:p text:style-name="P52"/>
      <text:p text:style-name="P25">db.movies.updateMany(</text:p>
      <text:p text:style-name="P25"><text:s text:c="2"/>{},</text:p>
      <text:p text:style-name="P25"><text:s text:c="2"/>{</text:p>
      <text:p text:style-name="P25">unset: {</text:p>
      <text:p text:style-name="P25"><text:s text:c="6"/>budget: "",</text:p>
      <text:p text:style-name="P25"><text:s text:c="6"/>estimatedBudget: "",</text:p>
      <text:p text:style-name="P25"><text:s text:c="4"/>},</text:p>
      <text:p text:style-name="P25"><text:soft-page-break/><text:s text:c="2"/>},</text:p>
      <text:p text:style-name="P25">);</text:p>
      <text:p text:style-name="P25"/>
      <text:p text:style-name="P63"><text:span text:style-name="T16">22.</text:span><text:span text:style-name="T23">Para os filmes </text:span><text:span text:style-name="Source_20_Text"><text:span text:style-name="T40">Batman</text:span></text:span><text:span text:style-name="T23"> ou </text:span><text:span text:style-name="Source_20_Text"><text:span text:style-name="T40">Home Alone</text:span></text:span><text:span text:style-name="T23"> , atribua a </text:span><text:span text:style-name="Source_20_Text"><text:span text:style-name="T40">imdbRating</text:span></text:span><text:span text:style-name="T23"> o valor </text:span><text:span text:style-name="Source_20_Text"><text:span text:style-name="T40">17</text:span></text:span><text:span text:style-name="T23"> caso o valor de </text:span><text:span text:style-name="Source_20_Text"><text:span text:style-name="T40">imdbRating</text:span></text:span><text:span text:style-name="T23"> seja menor que </text:span><text:span text:style-name="Source_20_Text"><text:span text:style-name="T40">17</text:span></text:span><text:span text:style-name="T23"> .</text:span></text:p>
      <text:p text:style-name="P25"/>
      <text:p text:style-name="P25">db.movies.updateMany(</text:p>
      <text:p text:style-name="P25"><text:s text:c="2"/>{</text:p>
      <text:p text:style-name="P25">or: [</text:p>
      <text:p text:style-name="P25"><text:s text:c="6"/>{ title: "Batman" },</text:p>
      <text:p text:style-name="P25"><text:s text:c="6"/>{ title: "Home Alone" },</text:p>
      <text:p text:style-name="P25"><text:s text:c="4"/>],</text:p>
      <text:p text:style-name="P25"><text:s text:c="2"/>},</text:p>
      <text:p text:style-name="P25"><text:s text:c="2"/>{</text:p>
      <text:p text:style-name="P25">max: {</text:p>
      <text:p text:style-name="P25"><text:s text:c="6"/>imdbRating: 17,</text:p>
      <text:p text:style-name="P25"><text:s text:c="4"/>},</text:p>
      <text:p text:style-name="P25"><text:s text:c="2"/>},</text:p>
      <text:p text:style-name="P25">);</text:p>
      <text:p text:style-name="P25"/>
      <text:p text:style-name="P63"><text:span text:style-name="T16">23.</text:span><text:span text:style-name="T23">Remova o campo </text:span><text:span text:style-name="Source_20_Text"><text:span text:style-name="T40">class</text:span></text:span><text:span text:style-name="T23"> dos documentos que possuem esse campo com o valor </text:span><text:span text:style-name="Source_20_Text"><text:span text:style-name="T40">unknown</text:span></text:span><text:span text:style-name="T23"> .</text:span></text:p>
      <text:p text:style-name="P52"/>
      <text:p text:style-name="P52"><text:s text:c="2"/>db.xmen.updateMany(</text:p>
      <text:p text:style-name="P52"><text:s text:c="4"/>{ class: "unknown" },</text:p>
      <text:p text:style-name="P52"><text:s text:c="4"/>{</text:p>
      <text:p text:style-name="P52">currentDate: { lastUpdate: { $type: "timestamp" } },</text:p>
      <text:p text:style-name="P52">unset: { class: "" },</text:p>
      <text:p text:style-name="P52"><text:s text:c="4"/>},</text:p>
      <text:p text:style-name="P52"><text:s text:c="2"/>);</text:p>
      <text:p text:style-name="P52"/>
      <text:p text:style-name="P63"><text:span text:style-name="T25">24. </text:span><text:span text:style-name="T23">Produza </text:span><text:span text:style-name="Strong_20_Emphasis"><text:span text:style-name="T22">uma </text:span></text:span><text:span text:style-name="T23">query que renomeie os campos de </text:span><text:span text:style-name="Source_20_Text"><text:span text:style-name="T40">name</text:span></text:span><text:span text:style-name="T23"> para </text:span><text:span text:style-name="Source_20_Text"><text:span text:style-name="T40">hero_name</text:span></text:span><text:span text:style-name="T23"> , e de </text:span><text:span text:style-name="Source_20_Text"><text:span text:style-name="T40">true_name</text:span></text:span><text:span text:style-name="T23"> para </text:span><text:span text:style-name="Source_20_Text"><text:span text:style-name="T40">full_name</text:span></text:span><text:span text:style-name="T23"> e adicione o campo </text:span><text:span text:style-name="Source_20_Text"><text:span text:style-name="T40">power</text:span></text:span><text:span text:style-name="T23"> com valor 100, em todos os documentos.</text:span></text:p>
      <text:p text:style-name="P52"/>
      <text:p text:style-name="P55"><text:s text:c="2"/>db.xmen.updateMany(</text:p>
      <text:p text:style-name="P55"><text:s text:c="4"/>{},</text:p>
      <text:p text:style-name="P55"><text:s text:c="4"/>{</text:p>
      <text:p text:style-name="P55">currentDate: { lastUpdate: { $type: "timestamp" } },</text:p>
      <text:p text:style-name="P55">rename: {</text:p>
      <text:p text:style-name="P55"><text:s text:c="8"/>name: "hero_name",</text:p>
      <text:p text:style-name="P55"><text:s text:c="8"/>true_name: "full_name",</text:p>
      <text:p text:style-name="P55"><text:s text:c="6"/>},</text:p>
      <text:p text:style-name="P55">set:{ power: 100 },</text:p>
      <text:p text:style-name="P55"><text:s text:c="4"/>},</text:p>
      <text:p text:style-name="P55"><text:s text:c="2"/>);</text:p>
      <text:p text:style-name="P52"/>
      <text:p text:style-name="P63"><text:span text:style-name="T25">25. </text:span><text:span text:style-name="T23">Em apenas </text:span><text:span text:style-name="Strong_20_Emphasis"><text:span text:style-name="T22">uma </text:span></text:span><text:span text:style-name="T23">query adicione o campo </text:span><text:span text:style-name="Source_20_Text"><text:span text:style-name="T40">areas</text:span></text:span><text:span text:style-name="T23"> com o seguinte array como valor </text:span><text:span text:style-name="Source_20_Text"><text:span text:style-name="T40">[Students Room]</text:span></text:span><text:span text:style-name="T23"> a todos os mutantes que são Senior Staff que tenham poder acima de 100 e para todos os Junior staff com poder acima de 200.</text:span></text:p>
      <text:p text:style-name="P52"/>
      <text:p text:style-name="P55"><text:soft-page-break/><text:s text:c="2"/>db.xmen.updateMany(</text:p>
      <text:p text:style-name="P55"><text:s text:c="4"/>{</text:p>
      <text:p text:style-name="P55">or: [</text:p>
      <text:p text:style-name="P55"><text:s text:c="8"/>{ occupation: "Senior Staff", power: { $gt: 100 } },</text:p>
      <text:p text:style-name="P55"><text:s text:c="8"/>{ occupation: "Junior Staff", power: { $gt: 200 } },</text:p>
      <text:p text:style-name="P55"><text:s text:c="6"/>],</text:p>
      <text:p text:style-name="P55"><text:s text:c="4"/>},</text:p>
      <text:p text:style-name="P55"><text:s text:c="4"/>{</text:p>
      <text:p text:style-name="P55">currentDate: { lastUpdate: { $type: "timestamp" } },</text:p>
      <text:p text:style-name="P55">set: { areas: ["Students Room"] },</text:p>
      <text:p text:style-name="P55"><text:s text:c="4"/>},</text:p>
      <text:p text:style-name="P55"><text:s text:c="2"/>);</text:p>
      <text:p text:style-name="P52"/>
      <text:p text:style-name="P63"><text:span text:style-name="T25">26. </text:span><text:span text:style-name="T23">Produza </text:span><text:span text:style-name="Strong_20_Emphasis"><text:span text:style-name="T22">uma </text:span></text:span><text:span text:style-name="Emphasis"><text:span text:style-name="T24">query </text:span></text:span><text:span text:style-name="T23">onde, os mutantes </text:span><text:span text:style-name="Source_20_Text"><text:span text:style-name="T40">class</text:span></text:span><text:span text:style-name="T23"> gama passam a ter seu poder de 300 </text:span><text:span text:style-name="Strong_20_Emphasis"><text:span text:style-name="T22">somente se seu poder for maior que 300 </text:span></text:span><text:span text:style-name="T23">.</text:span></text:p>
      <text:p text:style-name="P52"/>
      <text:p text:style-name="P55"><text:s text:c="2"/>db.xmen.updateMany(</text:p>
      <text:p text:style-name="P55"><text:s text:c="4"/>{ class: "gama" },</text:p>
      <text:p text:style-name="P55"><text:s text:c="4"/>{</text:p>
      <text:p text:style-name="P55">currentDate: { lastUpdate: { $type: "timestamp" } },</text:p>
      <text:p text:style-name="P55">min: { power: 300 },</text:p>
      <text:p text:style-name="P55"><text:s text:c="4"/>},</text:p>
      <text:p text:style-name="P55"><text:s text:c="2"/>);</text:p>
      <text:p text:style-name="P52"/>
      <text:p text:style-name="P63"><text:span text:style-name="T25">2</text:span><text:span text:style-name="T26">7</text:span><text:span text:style-name="T25">. </text:span><text:span text:style-name="T23">Em apenas uma query adicione o campo </text:span><text:span text:style-name="Source_20_Text"><text:span text:style-name="T40">areas</text:span></text:span><text:span text:style-name="T23"> com </text:span><text:span text:style-name="Source_20_Text"><text:span text:style-name="T40">["Outside"]</text:span></text:span><text:span text:style-name="T23"> a todos os Junior Staff que não tenham o campo </text:span><text:span text:style-name="Source_20_Text"><text:span text:style-name="T40">areas</text:span></text:span><text:span text:style-name="T23"> definido.</text:span></text:p>
      <text:p text:style-name="P52"/>
      <text:p text:style-name="P55"><text:s text:c="2"/>db.xmen.updateMany(</text:p>
      <text:p text:style-name="P55"><text:s text:c="4"/>{ areas: { $exists: true }, occupation: "Junior Staff" },</text:p>
      <text:p text:style-name="P55"><text:s text:c="4"/>{</text:p>
      <text:p text:style-name="P55">currentDate: { lastUpdate: { $type: "timestamp" } },</text:p>
      <text:p text:style-name="P55">set: { areas: ["Outside"] },</text:p>
      <text:p text:style-name="P55"><text:s text:c="4"/>},</text:p>
      <text:p text:style-name="P55"><text:s text:c="2"/>);</text:p>
      <text:p text:style-name="P52"/>
      <text:p text:style-name="P64"><text:span text:style-name="T25">2</text:span><text:span text:style-name="T26">8.</text:span><text:span text:style-name="T24">Adicione a categoria </text:span><text:span text:style-name="Source_20_Text"><text:span text:style-name="T24">"superhero"</text:span></text:span><text:span text:style-name="T24"> ao filme </text:span><text:span text:style-name="Source_20_Text"><text:span text:style-name="T24">Batman</text:span></text:span><text:span text:style-name="T24"> .</text:span></text:p>
      <text:p text:style-name="P51"/>
      <text:p text:style-name="P53">db.movies.updateOne(</text:p>
      <text:p text:style-name="P53"><text:s text:c="2"/>{ title: "Batman" },</text:p>
      <text:p text:style-name="P53"><text:s text:c="2"/>{</text:p>
      <text:p text:style-name="P53">push: { category: "superhero" },</text:p>
      <text:p text:style-name="P53"><text:s text:c="2"/>},</text:p>
      <text:p text:style-name="P53">);</text:p>
      <text:p text:style-name="P53"/>
      <text:p text:style-name="P64"><text:span text:style-name="T26">29.</text:span><text:span text:style-name="T23">Utilizando o modificador </text:span><text:span text:style-name="Source_20_Text"><text:span text:style-name="T40">$each</text:span></text:span><text:span text:style-name="T23"> , adicione as categorias </text:span><text:span text:style-name="Source_20_Text"><text:span text:style-name="T40">"villain"</text:span></text:span><text:span text:style-name="T23"> e </text:span><text:span text:style-name="Source_20_Text"><text:span text:style-name="T40">"comic-based"</text:span></text:span><text:span text:style-name="T23"> ao filme </text:span><text:span text:style-name="Source_20_Text"><text:span text:style-name="T40">Batman</text:span></text:span><text:span text:style-name="T23"> .</text:span></text:p>
      <text:p text:style-name="P54"/>
      <text:p text:style-name="P53">db.movies.updateOne(</text:p>
      <text:p text:style-name="P53"><text:s text:c="2"/>{ title: "Batman" },</text:p>
      <text:p text:style-name="P53"><text:s text:c="2"/>{</text:p>
      <text:p text:style-name="P53">push: {</text:p>
      <text:p text:style-name="P53"><text:soft-page-break/><text:s text:c="6"/>category: {</text:p>
      <text:p text:style-name="P53">each: ["villain", "comic-based"],</text:p>
      <text:p text:style-name="P53"><text:s text:c="6"/>},</text:p>
      <text:p text:style-name="P53"><text:s text:c="4"/>},</text:p>
      <text:p text:style-name="P53"><text:s text:c="2"/>},</text:p>
      <text:p text:style-name="P53">);</text:p>
      <text:p text:style-name="P54"/>
      <text:p text:style-name="P64"><text:span text:style-name="T26">30.</text:span><text:span text:style-name="T23">Adicione o elemento </text:span><text:span text:style-name="Source_20_Text"><text:span text:style-name="T40">"action"</text:span></text:span><text:span text:style-name="T23"> ao </text:span><text:span text:style-name="Emphasis"><text:span text:style-name="T24">array </text:span></text:span><text:span text:style-name="Source_20_Text"><text:span text:style-name="T40">category</text:span></text:span><text:span text:style-name="T23"> do filme </text:span><text:span text:style-name="Source_20_Text"><text:span text:style-name="T40">Batman</text:span></text:span><text:span text:style-name="T23"> , garantindo que esse valor não se duplique.</text:span></text:p>
      <text:p text:style-name="P54"/>
      <text:p text:style-name="P53">db.movies.updateOne(</text:p>
      <text:p text:style-name="P53"><text:s text:c="2"/>{ title: "Batman" },</text:p>
      <text:p text:style-name="P53"><text:s text:c="2"/>{</text:p>
      <text:p text:style-name="P53">addToSet: { category: "action" },</text:p>
      <text:p text:style-name="P53"><text:s text:c="2"/>},</text:p>
      <text:p text:style-name="P53">);</text:p>
      <text:p text:style-name="P54"/>
      <text:p text:style-name="P64"><text:span text:style-name="T26">31.</text:span><text:span text:style-name="T23">Adicione a categoria </text:span><text:span text:style-name="Source_20_Text"><text:span text:style-name="T40">"90's"</text:span></text:span><text:span text:style-name="T23"> aos filmes </text:span><text:span text:style-name="Source_20_Text"><text:span text:style-name="T40">Batman</text:span></text:span><text:span text:style-name="T23"> e </text:span><text:span text:style-name="Source_20_Text"><text:span text:style-name="T40">Home Alone</text:span></text:span><text:span text:style-name="T23"> .</text:span></text:p>
      <text:p text:style-name="P54"/>
      <text:p text:style-name="P53">db.movies.updateMany(</text:p>
      <text:p text:style-name="P53"><text:s text:c="2"/>{</text:p>
      <text:p text:style-name="P53"><text:s text:c="4"/>title: {</text:p>
      <text:p text:style-name="P53">in: ["Batman", "Home Alone"],</text:p>
      <text:p text:style-name="P53"><text:s text:c="4"/>},</text:p>
      <text:p text:style-name="P53"><text:s text:c="2"/>},</text:p>
      <text:p text:style-name="P53"><text:s text:c="2"/>{</text:p>
      <text:p text:style-name="P53">push: { category: "90's" },</text:p>
      <text:p text:style-name="P53"><text:s text:c="2"/>},</text:p>
      <text:p text:style-name="P53">);</text:p>
      <text:p text:style-name="P54"/>
      <text:p text:style-name="P53"><text:span text:style-name="T51">3</text:span>2.<text:span text:style-name="T10">Crie um array de documentos chamado cast para o filme Home Alone </text:span><text:span text:style-name="T11">com os dados dados:</text:span></text:p>
      <text:p text:style-name="P13">db.movies.updateOne(</text:p>
      <text:p text:style-name="P13"><text:s text:c="2"/>{ title: "Home Alone" },</text:p>
      <text:p text:style-name="P13"><text:s text:c="2"/>{</text:p>
      <text:p text:style-name="P13">push: {</text:p>
      <text:p text:style-name="P13"><text:s text:c="6"/>cast: {</text:p>
      <text:p text:style-name="P13">each: [</text:p>
      <text:p text:style-name="P13"><text:s text:c="10"/>{</text:p>
      <text:p text:style-name="P13"><text:s text:c="12"/>"actor": "Macaulay Culkin",</text:p>
      <text:p text:style-name="P13"><text:s text:c="12"/>"character": "Kevin",</text:p>
      <text:p text:style-name="P13"><text:s text:c="10"/>},</text:p>
      <text:p text:style-name="P13"><text:s text:c="10"/>{</text:p>
      <text:p text:style-name="P13"><text:s text:c="12"/>"actor": "Joe Pesci",</text:p>
      <text:p text:style-name="P13"><text:s text:c="12"/>"character": "Harry",</text:p>
      <text:p text:style-name="P13"><text:s text:c="10"/>},</text:p>
      <text:p text:style-name="P13"><text:s text:c="10"/>{</text:p>
      <text:p text:style-name="P13"><text:s text:c="12"/>"actor": "Daniel Stern",</text:p>
      <text:p text:style-name="P13"><text:s text:c="10"/>},</text:p>
      <text:p text:style-name="P13"><text:s text:c="8"/>],</text:p>
      <text:p text:style-name="P13"><text:s text:c="6"/>},</text:p>
      <text:p text:style-name="P13"><text:s text:c="4"/>},</text:p>
      <text:p text:style-name="P13"><text:soft-page-break/><text:s text:c="2"/>},</text:p>
      <text:p text:style-name="P13">);</text:p>
      <text:p text:style-name="P13"/>
      <text:p text:style-name="P40"><text:span text:style-name="T51">33</text:span>. Adicione o campo character com o valor Marv ao array de cast em que o campo actor seja igual a Daniel Stern no filme Home Alone.</text:p>
      <text:p text:style-name="P26"/>
      <text:p text:style-name="P1">db.movies.updateOne({title: "Home Alone"}, {$set: {"cast.$[element].character": "Marv"}}, {arrayFilters: [{"element.actor": "Daniel Stern"}]});</text:p>
      <text:p text:style-name="P11"/>
      <text:p text:style-name="P44">ou </text:p>
      <text:p text:style-name="P13"/>
      <text:p text:style-name="P13">db.movies.updateOne(</text:p>
      <text:p text:style-name="P13"><text:s text:c="2"/>{</text:p>
      <text:p text:style-name="P13"><text:s text:c="4"/>title: "Home Alone",</text:p>
      <text:p text:style-name="P13"><text:s text:c="4"/>"cast.actor": "Daniel Stern",</text:p>
      <text:p text:style-name="P13"><text:s text:c="2"/>},</text:p>
      <text:p text:style-name="P13"><text:s text:c="2"/>{</text:p>
      <text:p text:style-name="P13">set: { "cast.$.character": "Marv" },</text:p>
      <text:p text:style-name="P13"><text:s text:c="2"/>},</text:p>
      <text:p text:style-name="P13">);</text:p>
      <text:p text:style-name="P13"/>
      <text:p text:style-name="P13"/>
      <text:p text:style-name="P41"><text:span text:style-name="T51">34</text:span>. adicione o campo actor (que deve ser um array) com o valor “Christian Bale” ao array de cast em que o campo character seja igual a Batman.</text:p>
      <text:p text:style-name="P41"/>
      <text:p text:style-name="P14">db.movies.updateOne(</text:p>
      <text:p text:style-name="P14"><text:tab/>{</text:p>
      <text:p text:style-name="P14"><text:tab/>"cast.character": "Batman",</text:p>
      <text:p text:style-name="P14"><text:tab/>},</text:p>
      <text:p text:style-name="P14"><text:tab/>{</text:p>
      <text:p text:style-name="P13"><text:tab/>$push: { "cast.$.actor": "Robert Pattinson" },</text:p>
      <text:p text:style-name="P13"><text:s/><text:tab/>},</text:p>
      <text:p text:style-name="P13">);</text:p>
      <text:p text:style-name="P13"/>
      <text:p text:style-name="P13"/>
      <text:p text:style-name="P15"><text:span text:style-name="T51">35. </text:span>Adicione aos atores de <text:span text:style-name="Source_20_Text"><text:span text:style-name="T38">cast</text:span></text:span> do <text:span text:style-name="Source_20_Text"><text:span text:style-name="T38">character</text:span></text:span> <text:span text:style-name="Source_20_Text"><text:span text:style-name="T38">Batman</text:span></text:span> do filme <text:span text:style-name="Source_20_Text"><text:span text:style-name="T38">Batman</text:span></text:span> os valores <text:span text:style-name="Source_20_Text"><text:span text:style-name="T38">"Michael Keaton"</text:span></text:span> , <text:span text:style-name="Source_20_Text"><text:span text:style-name="T38">"Val Kilmer"</text:span></text:span> e <text:span text:style-name="Source_20_Text"><text:span text:style-name="T38">"George Clooney"</text:span></text:span> , e deixe o array em ordem alfabética.</text:p>
      <text:p text:style-name="P15"/>
      <text:p text:style-name="P60"><text:span text:style-name="Source_20_Text"><text:span text:style-name="T37">db.movies.updateOne(</text:span></text:span></text:p>
      <text:p text:style-name="P60"><text:span text:style-name="Source_20_Text"><text:span text:style-name="T37"><text:s text:c="2"/>{</text:span></text:span></text:p>
      <text:p text:style-name="P60"><text:span text:style-name="Source_20_Text"><text:span text:style-name="T37"><text:s text:c="4"/>title: "Batman",</text:span></text:span></text:p>
      <text:p text:style-name="P60"><text:span text:style-name="Source_20_Text"><text:span text:style-name="T37"><text:s text:c="4"/>"cast.character": "Batman",</text:span></text:span></text:p>
      <text:p text:style-name="P60"><text:span text:style-name="Source_20_Text"><text:span text:style-name="T37"><text:s text:c="2"/>},</text:span></text:span></text:p>
      <text:p text:style-name="P60"><text:span text:style-name="Source_20_Text"><text:span text:style-name="T37"><text:s text:c="2"/>{</text:span></text:span></text:p>
      <text:p text:style-name="P60"><text:span text:style-name="Source_20_Text"><text:span text:style-name="T37">push: {</text:span></text:span></text:p>
      <text:p text:style-name="P60"><text:span text:style-name="Source_20_Text"><text:span text:style-name="T37"><text:s text:c="6"/>"cast.$.actor": {</text:span></text:span></text:p>
      <text:p text:style-name="P60"><text:span text:style-name="Source_20_Text"><text:span text:style-name="T37">each: ["Michael Keaton", "Val Kilmer", "George Clooney"],</text:span></text:span></text:p>
      <text:p text:style-name="P60"><text:span text:style-name="Source_20_Text"><text:span text:style-name="T37">sort: 1,</text:span></text:span></text:p>
      <text:p text:style-name="P60"><text:span text:style-name="Source_20_Text"><text:span text:style-name="T37"><text:s text:c="6"/>},</text:span></text:span></text:p>
      <text:p text:style-name="P60"><text:soft-page-break/><text:span text:style-name="Source_20_Text"><text:span text:style-name="T37"><text:s text:c="4"/>},</text:span></text:span></text:p>
      <text:p text:style-name="P60"><text:span text:style-name="Source_20_Text"><text:span text:style-name="T37"><text:s text:c="2"/>},</text:span></text:span></text:p>
      <text:p text:style-name="P15"><text:span text:style-name="Source_20_Text"><text:span text:style-name="T39">);</text:span></text:span></text:p>
      <text:p text:style-name="P13"/>
      <text:p text:style-name="P65"><text:span text:style-name="T17">36.</text:span><text:span text:style-name="T52">Utilizando o operador </text:span><text:span text:style-name="Source_20_Text"><text:span text:style-name="T47">$all</text:span></text:span><text:span text:style-name="T52"> , retorne todos os filmes que contenham </text:span><text:span text:style-name="Source_20_Text"><text:span text:style-name="T47">action</text:span></text:span><text:span text:style-name="T52"> e </text:span><text:span text:style-name="Source_20_Text"><text:span text:style-name="T47">adventure</text:span></text:span><text:span text:style-name="T52"> no </text:span><text:span text:style-name="Emphasis"><text:span text:style-name="T52">array </text:span></text:span><text:span text:style-name="Source_20_Text"><text:span text:style-name="T47">category</text:span></text:span><text:span text:style-name="T52"> .</text:span></text:p>
      <text:p text:style-name="P31"/>
      <text:p text:style-name="P31"/>
      <text:p text:style-name="P2">db.movies.find({category: {$all: ["action", “adventure”]}});</text:p>
      <text:p text:style-name="P31"/>
      <text:p text:style-name="P31"/>
      <text:p text:style-name="P65"><text:span text:style-name="T17">37.</text:span><text:span text:style-name="T52">Agora retorne os filmes que contenham </text:span><text:span text:style-name="Source_20_Text"><text:span text:style-name="T47">action</text:span></text:span><text:span text:style-name="T52"> no </text:span><text:span text:style-name="Emphasis"><text:span text:style-name="T52">array </text:span></text:span><text:span text:style-name="Source_20_Text"><text:span text:style-name="T47">category</text:span></text:span><text:span text:style-name="T52"> e possuem nota do </text:span><text:span text:style-name="Strong_20_Emphasis"><text:span text:style-name="T2">IMDB </text:span></text:span><text:span text:style-name="T52">maior do que </text:span><text:span text:style-name="Source_20_Text"><text:span text:style-name="T47">7</text:span></text:span><text:span text:style-name="T52"> .</text:span></text:p>
      <text:p text:style-name="P31"/>
      <text:p text:style-name="P2">db.movies.find({category: {$all: ["action"]}, imdbRating: 7.7});</text:p>
      <text:p text:style-name="P2"/>
      <text:p text:style-name="P2"/>
      <text:p text:style-name="P8"><text:span text:style-name="T41">38.</text:span><text:span text:style-name="T52">Adicione um </text:span><text:span text:style-name="Emphasis"><text:span text:style-name="T52">array </text:span></text:span><text:span text:style-name="T52">chamado </text:span><text:span text:style-name="Source_20_Text"><text:span text:style-name="T47">ratings</text:span></text:span><text:span text:style-name="T52"> ao filme </text:span><text:span text:style-name="Source_20_Text"><text:span text:style-name="T47">Batman</text:span></text:span><text:span text:style-name="T52"> com os seguintes valores: </text:span><text:span text:style-name="Source_20_Text"><text:span text:style-name="T47">[85, 100, 102, 105]</text:span></text:span><text:span text:style-name="T52"> . Dica: lembre-se do operador </text:span><text:span text:style-name="Source_20_Text"><text:span text:style-name="T47">$each</text:span></text:span><text:span text:style-name="T52"> visto no dia anterior.</text:span></text:p>
      <text:p text:style-name="P2"/>
      <text:p text:style-name="P2">db.movies.updateOne({title:"Batman"}, {$push: {rating: {$each: [85, 100, 102, 105]}}});</text:p>
      <text:p text:style-name="P31"/>
      <text:p text:style-name="P65"><text:span text:style-name="T17">39. </text:span><text:span text:style-name="T18">Retorne todos os filmes com </text:span><text:span text:style-name="Source_20_Text"><text:span text:style-name="T48">ratings</text:span></text:span><text:span text:style-name="T18"> maior do que </text:span><text:span text:style-name="Source_20_Text"><text:span text:style-name="T48">103</text:span></text:span><text:span text:style-name="T18"> , exibindo apenas os campos </text:span><text:span text:style-name="Source_20_Text"><text:span text:style-name="T48">title</text:span></text:span><text:span text:style-name="T18"> e </text:span><text:span text:style-name="Source_20_Text"><text:span text:style-name="T48">ratings</text:span></text:span><text:span text:style-name="T18"> .</text:span></text:p>
      <text:p text:style-name="P31"/>
      <text:p text:style-name="P2">db.movies.find({rating: {$elemMatch: {$gt: 103}}}, {title: 1, rating: 1});</text:p>
      <text:p text:style-name="P31"/>
      <text:p text:style-name="P31"/>
      <text:p text:style-name="P66"><text:span text:style-name="T19">40.</text:span><text:span text:style-name="T54">Retorne todos os filmes com </text:span><text:span text:style-name="Source_20_Text"><text:span text:style-name="T36">ratings</text:span></text:span><text:span text:style-name="T53"> </text:span><text:span text:style-name="T54">entre </text:span><text:span text:style-name="Source_20_Text"><text:span text:style-name="T36">100</text:span></text:span><text:span text:style-name="T53"> </text:span><text:span text:style-name="T54">e </text:span><text:span text:style-name="Source_20_Text"><text:span text:style-name="T36">105</text:span></text:span><text:span text:style-name="T53"> </text:span><text:span text:style-name="T54">, exibindo apenas os campos </text:span><text:span text:style-name="Source_20_Text"><text:span text:style-name="T36">title</text:span></text:span><text:span text:style-name="T53"> </text:span><text:span text:style-name="T54">e </text:span><text:span text:style-name="Source_20_Text"><text:span text:style-name="T36">ratings.</text:span></text:span></text:p>
      <text:p text:style-name="P2">db.movies.find({rating: {$elemMatch: {$lt: 105, $gt: 100}}}, {title: 1, rating: 1});</text:p>
      <text:p text:style-name="P31"/>
      <text:p text:style-name="P31"/>
      <text:p text:style-name="P67"><text:span text:style-name="T20">41.</text:span><text:span text:style-name="T54">Retorne todos os filmes com </text:span><text:span text:style-name="Source_20_Text"><text:span text:style-name="T36">ratings</text:span></text:span><text:span text:style-name="T53"> </text:span><text:span text:style-name="T54">entre </text:span><text:span text:style-name="Source_20_Text"><text:span text:style-name="T36">64</text:span></text:span><text:span text:style-name="T53"> </text:span><text:span text:style-name="T54">e </text:span><text:span text:style-name="Source_20_Text"><text:span text:style-name="T36">105</text:span></text:span><text:span text:style-name="T53"> </text:span><text:span text:style-name="T54">e divisíveis por </text:span><text:span text:style-name="Source_20_Text"><text:span text:style-name="T36">9</text:span></text:span><text:span text:style-name="Source_20_Text"><text:span text:style-name="T44">, exibindo apenas os campos </text:span></text:span><text:span text:style-name="Source_20_Text"><text:span text:style-name="T36">title</text:span></text:span><text:span text:style-name="Source_20_Text"><text:span text:style-name="T43"> </text:span></text:span><text:span text:style-name="Source_20_Text"><text:span text:style-name="T44">e </text:span></text:span><text:span text:style-name="Source_20_Text"><text:span text:style-name="T36">ratings</text:span></text:span><text:span text:style-name="Source_20_Text"><text:span text:style-name="T43"> </text:span></text:span><text:span text:style-name="Source_20_Text"><text:span text:style-name="T44">.</text:span></text:span></text:p>
      <text:p text:style-name="P31"/>
      <text:p text:style-name="P2">db.movies.find({ratings: {$elemMatch: { $gte: 64, $lte: 105, $mod: [9, 0] }} }, {_id: 0, title: 1, ratings: 1});</text:p>
      <text:p text:style-name="P31"/>
      <text:p text:style-name="P31"/>
      <text:p text:style-name="P68"><text:span text:style-name="T21">42.</text:span><text:span text:style-name="T50">Retorne os filmes da categoria </text:span><text:span text:style-name="Source_20_Text"><text:span text:style-name="T36">adventure</text:span></text:span><text:span text:style-name="T49"> </text:span><text:span text:style-name="T50">e com </text:span><text:span text:style-name="Source_20_Text"><text:span text:style-name="T36">ratings</text:span></text:span><text:span text:style-name="T49"> </text:span><text:span text:style-name="T50">maior do que </text:span><text:span text:style-name="Source_20_Text"><text:span text:style-name="T36">103</text:span></text:span><text:span text:style-name="T49"> </text:span><text:span text:style-name="T50">, exibindo apenas os campos </text:span><text:span text:style-name="Source_20_Text"><text:span text:style-name="T36">title</text:span></text:span><text:span text:style-name="T49"> </text:span><text:span text:style-name="T50">, </text:span><text:span text:style-name="Source_20_Text"><text:span text:style-name="T36">ratings</text:span></text:span><text:span text:style-name="T49"> </text:span><text:span text:style-name="T50">e </text:span><text:span text:style-name="Source_20_Text"><text:span text:style-name="T36">category</text:span></text:span><text:span text:style-name="T49"> </text:span><text:span text:style-name="T50">.</text:span></text:p>
      <text:p text:style-name="P78"/>
      <text:p text:style-name="P3">db.movies.find({category: {$all: ["adventure"]}, rating: {$elemMatch: {$gt:103}}}, {title: 1, rating: 1, category: 1});</text:p>
      <text:p text:style-name="P13"/>
      <text:p text:style-name="P54"/>
      <text:p text:style-name="P68"><text:span text:style-name="T27">43. </text:span><text:span text:style-name="T52">Retorne somente o título de todos os filmes com dois elementos no </text:span><text:span text:style-name="Emphasis"><text:span text:style-name="T52">array </text:span></text:span><text:span text:style-name="Source_20_Text"><text:span text:style-name="T47">category</text:span></text:span><text:span text:style-name="T52"> .</text:span></text:p>
      <text:p text:style-name="P56"/>
      <text:p text:style-name="P4">db.movies.find({category: {$size: 2}}, {title: 1, _id: 0});</text:p>
      <text:p text:style-name="P56"/>
      <text:p text:style-name="P69"><text:soft-page-break/><text:span text:style-name="T28">44. </text:span><text:span text:style-name="T52">Busque os filmes em que o módulo 5 do campo </text:span><text:span text:style-name="Source_20_Text"><text:span text:style-name="T47">budget</text:span></text:span><text:span text:style-name="T52"> seja 0 e que o array </text:span><text:span text:style-name="Source_20_Text"><text:span text:style-name="T47">category</text:span></text:span><text:span text:style-name="T52"> tenha tamanho </text:span><text:span text:style-name="Source_20_Text"><text:span text:style-name="T47">2</text:span></text:span><text:span text:style-name="T52"> .</text:span></text:p>
      <text:p text:style-name="P58"/>
      <text:p text:style-name="P4">db.movies.find({category: {$size: 2}, budget: {$mod: [5, 0]}});</text:p>
      <text:p text:style-name="P56"/>
      <text:p text:style-name="P70"><text:span text:style-name="T29">45. </text:span><text:span text:style-name="T52">Retorne os filmes da categoria </text:span><text:span text:style-name="Source_20_Text"><text:span text:style-name="T47">"sci-fi"</text:span></text:span><text:span text:style-name="T52"> ou que possua o </text:span><text:span text:style-name="Source_20_Text"><text:span text:style-name="T47">ratings</text:span></text:span><text:span text:style-name="T52"> maior do que </text:span><text:span text:style-name="Source_20_Text"><text:span text:style-name="T47">199</text:span></text:span><text:span text:style-name="T52"> , exibindo apenas os campos </text:span><text:span text:style-name="Source_20_Text"><text:span text:style-name="T47">title</text:span></text:span><text:span text:style-name="T52"> , </text:span><text:span text:style-name="Source_20_Text"><text:span text:style-name="T47">ratings</text:span></text:span><text:span text:style-name="T52"> e </text:span><text:span text:style-name="Source_20_Text"><text:span text:style-name="T47">category</text:span></text:span><text:span text:style-name="T52"> .</text:span></text:p>
      <text:p text:style-name="P57"/>
      <text:p text:style-name="P4">db.movies.find({$or: [{category: {$all: ["sci-fi"]}}, {rating: {$elemMatch: {$gt: 199}}}]}, {title: 1, rating: 1, category: 1, _id: 0});</text:p>
      <text:p text:style-name="P56"/>
      <text:p text:style-name="P71"><text:span text:style-name="T30">46.</text:span><text:span text:style-name="T50">Retorne os filmes em que o </text:span><text:span text:style-name="Source_20_Text"><text:span text:style-name="T36">ratings</text:span></text:span><text:span text:style-name="T49"> </text:span><text:span text:style-name="T50">possua tamanho 4 e que seja da  </text:span><text:span text:style-name="Source_20_Text"><text:span text:style-name="T36">category</text:span></text:span><text:span text:style-name="T49">  </text:span><text:span text:style-name="Source_20_Text"><text:span text:style-name="T36">"adventure"</text:span></text:span><text:span text:style-name="T49"> </text:span><text:span text:style-name="T50">ou </text:span><text:span text:style-name="Source_20_Text"><text:span text:style-name="T36">"family"</text:span></text:span><text:span text:style-name="T49"> </text:span><text:span text:style-name="T50">, mas que não tenha o </text:span><text:span text:style-name="Source_20_Text"><text:span text:style-name="T36">imdbRating</text:span></text:span><text:span text:style-name="T49"> </text:span><text:span text:style-name="T50">menor que 7.</text:span></text:p>
      <text:p text:style-name="P59"/>
      <text:p text:style-name="P59">db.movies.find({ $and: [</text:p>
      <text:p text:style-name="P59"><text:s text:c="2"/>{ ratings: { $size: 4 } }, </text:p>
      <text:p text:style-name="P59"><text:s text:c="2"/>{ category: { $in: ["adventure", "family"] } },</text:p>
      <text:p text:style-name="P59"><text:s text:c="2"/>{ imdbRating: { $not: { $lt: 7 } }}</text:p>
      <text:p text:style-name="P59">]});</text:p>
      <text:p text:style-name="P61"/>
      <text:p text:style-name="P61"/>
      <text:p text:style-name="P72"><text:span text:style-name="T31">47. </text:span><text:span text:style-name="T50">Adicione o campo </text:span><text:span text:style-name="Source_20_Text"><text:span text:style-name="T36">description</text:span></text:span><text:span text:style-name="T49"> </text:span><text:span text:style-name="T50">no filme </text:span><text:span text:style-name="Source_20_Text"><text:span text:style-name="T36">Batman</text:span></text:span><text:span text:style-name="T49"> </text:span><text:span text:style-name="T50">com o seguinte valor: </text:span><text:span text:style-name="Source_20_Text"><text:span text:style-name="T36">"The Dark Knight of Gotham City begins his war on crime with his first major enemy being Jack Napier, a criminal who becomes the clownishly homicidal Joker."</text:span></text:span><text:span text:style-name="T49"> </text:span><text:span text:style-name="T50">.</text:span></text:p>
      <text:p text:style-name="P79"/>
      <text:p text:style-name="P61">db.movies.updateOne(</text:p>
      <text:p text:style-name="P61"><text:s text:c="2"/>{ title: "Batman" },</text:p>
      <text:p text:style-name="P61"><text:s text:c="2"/>{</text:p>
      <text:p text:style-name="P61">set: {</text:p>
      <text:p text:style-name="P61"><text:s text:c="6"/>description: "The Dark Knight of Gotham City begins his war on crime with his first major enemy being Jack Napier, a criminal who becomes the clownishly homicidal Joker."</text:p>
      <text:p text:style-name="P61"><text:s text:c="4"/>}</text:p>
      <text:p text:style-name="P61"><text:s text:c="2"/>}</text:p>
      <text:p text:style-name="P61">);</text:p>
      <text:p text:style-name="P61"/>
      <text:p text:style-name="P73"><text:span text:style-name="T32">48. </text:span><text:span text:style-name="T52">Utilizando o operador </text:span><text:span text:style-name="Source_20_Text"><text:span text:style-name="T47">$regex</text:span></text:span><text:span text:style-name="T52"> , retorne todos os filmes em que a descrição comece com a palavra </text:span><text:span text:style-name="Source_20_Text"><text:span text:style-name="T47">"The"</text:span></text:span><text:span text:style-name="T52"> .</text:span></text:p>
      <text:p text:style-name="P62"/>
      <text:p text:style-name="P5">db.movies.find({description: {$regex: /^the/i}});</text:p>
      <text:p text:style-name="P5"/>
      <text:p text:style-name="P5"/>
      <text:p text:style-name="P9"><text:span text:style-name="T42">49.</text:span><text:span text:style-name="T52">Utilizando o operador </text:span><text:span text:style-name="Source_20_Text"><text:span text:style-name="T47">$text</text:span></text:span><text:span text:style-name="T52"> , busque por filmes que contenham o termo </text:span><text:span text:style-name="Source_20_Text"><text:span text:style-name="T47">"vacation"</text:span></text:span><text:span text:style-name="T52"> .</text:span></text:p>
      <text:p text:style-name="P6"/>
      <text:p text:style-name="P5">db.movies.find({$text: {$search: "vacation"}});</text:p>
      <text:p text:style-name="P5"/>
      <text:p text:style-name="P7"/>
      <text:p text:style-name="P77"><text:span text:style-name="T33">50. </text:span><text:span text:style-name="T45">Crie uma query que faça em todos os documentos a ordenação dos elementos do </text:span><text:span text:style-name="Emphasis"><text:span text:style-name="T45">array</text:span></text:span><text:span text:style-name="T45"> </text:span><text:span text:style-name="Source_20_Text"><text:span text:style-name="T46">valoresNutricionais</text:span></text:span><text:span text:style-name="T45"> pelo campo </text:span><text:span text:style-name="Source_20_Text"><text:span text:style-name="T46">percentual</text:span></text:span><text:span text:style-name="T45"> de forma descendente. Dica: mesmo sem adicionar nenhum novo elemento, para essa operação é necessário utilizar também o modificador </text:span><text:span text:style-name="Source_20_Text"><text:span text:style-name="T46">$each</text:span></text:span><text:span text:style-name="T45">.</text:span></text:p>
      <text:p text:style-name="P75"><text:soft-page-break/></text:p>
      <text:p text:style-name="P7"/>
      <text:p text:style-name="P5">db.produtos.updateMany({}, { $push: { valoresNutricionais: { $each: [], $sort: { percentual: -1} <text:s/>} } });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adia Code" svg:font-family="'Cascadia Code', 'Droid Sans Mono', monospace, monospace, 'Droid Sans Fallback'"/>
    <style:font-face style:name="Lohit Devanagari1" svg:font-family="'Lohit Devanagari'"/>
    <style:font-face style:name="Menlo" svg:font-family="Menlo, Monaco, 'Courier New', monospace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Verdana1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5, 245, 245)', 'text-decoration-thickness: initial', 'text-decoration-style: initial', 'text-decoration-color: initial', 'display: inline !important', 'float: none'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7:36:52.075590043</meta:creation-date>
    <dc:date>2021-05-08T19:36:45.100922824</dc:date>
    <meta:editing-duration>P1DT3H12M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0" meta:paragraph-count="290" meta:word-count="1723" meta:character-count="11394" meta:non-whitespace-character-count="9426"/>
  </office:meta>
</office:document-meta>
</file>